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EBC41A6293732F30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5.043cm"/>
    </style:style>
    <style:style style:name="co4" style:family="table-column">
      <style:table-column-properties fo:break-before="auto" style:column-width="5.412cm"/>
    </style:style>
    <style:style style:name="co5" style:family="table-column">
      <style:table-column-properties fo:break-before="auto" style:column-width="5.5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 style:data-style-name="N100"/>
    <style:style style:name="ce4" style:family="table-cell" style:parent-style-name="Default" style:data-style-name="N37"/>
    <style:style style:name="ce5" style:family="table-cell" style:parent-style-name="Default" style:data-style-name="N11">
      <style:table-cell-properties fo:wrap-option="wrap"/>
    </style:style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8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ntents" table:style-name="ta1">
        <table:table-column table:style-name="co1" table:default-cell-style-name="Default"/>
        <table:table-row table:style-name="ro1">
          <table:table-cell office:value-type="string" calcext:value-type="string">
            <text:p>ZOE COVID Study</text:p>
          </table:table-cell>
        </table:table-row>
        <table:table-row table:style-name="ro1">
          <table:table-cell office:value-type="string" calcext:value-type="string">
            <text:p>Daily COVID Infections Repo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umber of users logging feeling well/unwell</text:p>
          </table:table-cell>
        </table:table-row>
        <table:table-row table:style-name="ro1">
          <table:table-cell office:value-type="string" calcext:value-type="string">
            <text:p>This section reports raw data by day, with no temporal averaging or rebalancing/</text:p>
          </table:table-cell>
        </table:table-row>
        <table:table-row table:style-name="ro1">
          <table:table-cell office:value-type="string" calcext:value-type="string">
            <text:p>extrapolation to the UK population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TAL - i.e. the simple total across all NHS regions, including Northern Ireland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data used here is copied manually from the PDF files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te that it says “feeling unwell”.</text:p>
          </table:table-cell>
        </table:table-row>
        <table:table-row table:style-name="ro1">
          <table:table-cell office:value-type="string" calcext:value-type="string">
            <text:p>This is different from “newly unwell" / “newly sick", which is used in the main ZOE calculation.</text:p>
          </table:table-cell>
        </table:table-row>
      </table:table>
      <table:table table:name="logged-unwell" table:style-name="ta1">
        <table:table-source xlink:type="simple" xlink:href="../../logged-unwell.csv" table:table-name="logged-unwell" table:filter-name="Text - txt - csv (StarCalc)" table:filter-options="9/59/44,34,76,1,,2057,false,false,true,false,false,0,false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publish date</text:p>
          </table:table-cell>
          <table:table-cell office:value-type="string" calcext:value-type="string">
            <text:p># users who logged feeling well</text:p>
          </table:table-cell>
          <table:table-cell office:value-type="string" calcext:value-type="string">
            <text:p># users who logged feeling unwell</text:p>
          </table:table-cell>
          <table:table-cell office:value-type="string" calcext:value-type="string">
            <text:p>% users who logged feeling unwell</text:p>
          </table:table-cell>
        </table:table-row>
        <table:table-row table:style-name="ro1">
          <table:table-cell office:value-type="string" calcext:value-type="string">
            <text:p>09/07/22</text:p>
          </table:table-cell>
          <table:table-cell office:value-type="float" office:value="206486" calcext:value-type="float">
            <text:p>206486</text:p>
          </table:table-cell>
          <table:table-cell office:value-type="float" office:value="19526" calcext:value-type="float">
            <text:p>19526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string" calcext:value-type="string">
            <text:p>10/07/22</text:p>
          </table:table-cell>
          <table:table-cell office:value-type="float" office:value="183103" calcext:value-type="float">
            <text:p>183103</text:p>
          </table:table-cell>
          <table:table-cell office:value-type="float" office:value="16771" calcext:value-type="float">
            <text:p>16771</text:p>
          </table:table-cell>
          <table:table-cell office:value-type="float" office:value="8.39" calcext:value-type="float">
            <text:p>8.39</text:p>
          </table:table-cell>
        </table:table-row>
        <table:table-row table:style-name="ro1">
          <table:table-cell office:value-type="string" calcext:value-type="string">
            <text:p>11/07/22</text:p>
          </table:table-cell>
          <table:table-cell office:value-type="float" office:value="181384" calcext:value-type="float">
            <text:p>181384</text:p>
          </table:table-cell>
          <table:table-cell office:value-type="float" office:value="16107" calcext:value-type="float">
            <text:p>16107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string" calcext:value-type="string">
            <text:p>12/07/22</text:p>
          </table:table-cell>
          <table:table-cell office:value-type="float" office:value="185847" calcext:value-type="float">
            <text:p>185847</text:p>
          </table:table-cell>
          <table:table-cell office:value-type="float" office:value="16469" calcext:value-type="float">
            <text:p>16469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string" calcext:value-type="string">
            <text:p>13/07/22</text:p>
          </table:table-cell>
          <table:table-cell office:value-type="float" office:value="184139" calcext:value-type="float">
            <text:p>184139</text:p>
          </table:table-cell>
          <table:table-cell office:value-type="float" office:value="16424" calcext:value-type="float">
            <text:p>16424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string" calcext:value-type="string">
            <text:p>14/07/22</text:p>
          </table:table-cell>
          <table:table-cell office:value-type="float" office:value="182069" calcext:value-type="float">
            <text:p>182069</text:p>
          </table:table-cell>
          <table:table-cell office:value-type="float" office:value="15685" calcext:value-type="float">
            <text:p>15685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 office:value-type="string" calcext:value-type="string">
            <text:p>15/07/22</text:p>
          </table:table-cell>
          <table:table-cell office:value-type="float" office:value="181811" calcext:value-type="float">
            <text:p>181811</text:p>
          </table:table-cell>
          <table:table-cell office:value-type="float" office:value="16187" calcext:value-type="float">
            <text:p>16187</text:p>
          </table:table-cell>
          <table:table-cell office:value-type="float" office:value="8.18" calcext:value-type="float">
            <text:p>8.18</text:p>
          </table:table-cell>
        </table:table-row>
        <table:table-row table:style-name="ro1">
          <table:table-cell office:value-type="string" calcext:value-type="string">
            <text:p>16/07/22</text:p>
          </table:table-cell>
          <table:table-cell office:value-type="float" office:value="190314" calcext:value-type="float">
            <text:p>190314</text:p>
          </table:table-cell>
          <table:table-cell office:value-type="float" office:value="17214" calcext:value-type="float">
            <text:p>17214</text:p>
          </table:table-cell>
          <table:table-cell office:value-type="float" office:value="8.29" calcext:value-type="float">
            <text:p>8.29</text:p>
          </table:table-cell>
        </table:table-row>
        <table:table-row table:style-name="ro1">
          <table:table-cell office:value-type="string" calcext:value-type="string">
            <text:p>17/07/22</text:p>
          </table:table-cell>
          <table:table-cell office:value-type="float" office:value="174220" calcext:value-type="float">
            <text:p>174220</text:p>
          </table:table-cell>
          <table:table-cell office:value-type="float" office:value="14605" calcext:value-type="float">
            <text:p>14605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string" calcext:value-type="string">
            <text:p>18/07/22</text:p>
          </table:table-cell>
          <table:table-cell office:value-type="float" office:value="178491" calcext:value-type="float">
            <text:p>178491</text:p>
          </table:table-cell>
          <table:table-cell office:value-type="float" office:value="14289" calcext:value-type="float">
            <text:p>14289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19/07/22</text:p>
          </table:table-cell>
          <table:table-cell office:value-type="float" office:value="185814" calcext:value-type="float">
            <text:p>185814</text:p>
          </table:table-cell>
          <table:table-cell office:value-type="float" office:value="13475" calcext:value-type="float">
            <text:p>13475</text:p>
          </table:table-cell>
          <table:table-cell office:value-type="float" office:value="6.76" calcext:value-type="float">
            <text:p>6.76</text:p>
          </table:table-cell>
        </table:table-row>
        <table:table-row table:style-name="ro1">
          <table:table-cell office:value-type="string" calcext:value-type="string">
            <text:p>20/07/22</text:p>
          </table:table-cell>
          <table:table-cell office:value-type="float" office:value="186649" calcext:value-type="float">
            <text:p>186649</text:p>
          </table:table-cell>
          <table:table-cell office:value-type="float" office:value="12683" calcext:value-type="float">
            <text:p>12683</text:p>
          </table:table-cell>
          <table:table-cell office:value-type="float" office:value="6.36" calcext:value-type="float">
            <text:p>6.36</text:p>
          </table:table-cell>
        </table:table-row>
        <table:table-row table:style-name="ro1">
          <table:table-cell office:value-type="string" calcext:value-type="string">
            <text:p>21/07/22</text:p>
          </table:table-cell>
          <table:table-cell office:value-type="float" office:value="181269" calcext:value-type="float">
            <text:p>181269</text:p>
          </table:table-cell>
          <table:table-cell office:value-type="float" office:value="12199" calcext:value-type="float">
            <text:p>12199</text:p>
          </table:table-cell>
          <table:table-cell office:value-type="float" office:value="6.31" calcext:value-type="float">
            <text:p>6.31</text:p>
          </table:table-cell>
        </table:table-row>
        <table:table-row table:style-name="ro1">
          <table:table-cell office:value-type="string" calcext:value-type="string">
            <text:p>22/07/22</text:p>
          </table:table-cell>
          <table:table-cell office:value-type="float" office:value="181284" calcext:value-type="float">
            <text:p>181284</text:p>
          </table:table-cell>
          <table:table-cell office:value-type="float" office:value="12789" calcext:value-type="float">
            <text:p>12789</text:p>
          </table:table-cell>
          <table:table-cell office:value-type="float" office:value="6.59" calcext:value-type="float">
            <text:p>6.59</text:p>
          </table:table-cell>
        </table:table-row>
        <table:table-row table:style-name="ro1">
          <table:table-cell office:value-type="string" calcext:value-type="string">
            <text:p>23/07/22</text:p>
          </table:table-cell>
          <table:table-cell office:value-type="float" office:value="186307" calcext:value-type="float">
            <text:p>186307</text:p>
          </table:table-cell>
          <table:table-cell office:value-type="float" office:value="13364" calcext:value-type="float">
            <text:p>13364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string" calcext:value-type="string">
            <text:p>24/07/22</text:p>
          </table:table-cell>
          <table:table-cell office:value-type="float" office:value="173242" calcext:value-type="float">
            <text:p>173242</text:p>
          </table:table-cell>
          <table:table-cell office:value-type="float" office:value="12104" calcext:value-type="float">
            <text:p>12104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string" calcext:value-type="string">
            <text:p>25/07/22</text:p>
          </table:table-cell>
          <table:table-cell office:value-type="float" office:value="177257" calcext:value-type="float">
            <text:p>177257</text:p>
          </table:table-cell>
          <table:table-cell office:value-type="float" office:value="12106" calcext:value-type="float">
            <text:p>12106</text:p>
          </table:table-cell>
          <table:table-cell office:value-type="float" office:value="6.39" calcext:value-type="float">
            <text:p>6.39</text:p>
          </table:table-cell>
        </table:table-row>
        <table:table-row table:style-name="ro1">
          <table:table-cell office:value-type="string" calcext:value-type="string">
            <text:p>26/07/22</text:p>
          </table:table-cell>
          <table:table-cell office:value-type="float" office:value="182375" calcext:value-type="float">
            <text:p>182375</text:p>
          </table:table-cell>
          <table:table-cell office:value-type="float" office:value="12145" calcext:value-type="float">
            <text:p>12145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string" calcext:value-type="string">
            <text:p>27/07/22</text:p>
          </table:table-cell>
          <table:table-cell office:value-type="float" office:value="187216" calcext:value-type="float">
            <text:p>187216</text:p>
          </table:table-cell>
          <table:table-cell office:value-type="float" office:value="12384" calcext:value-type="float">
            <text:p>12384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28/07/22</text:p>
          </table:table-cell>
          <table:table-cell office:value-type="float" office:value="168915" calcext:value-type="float">
            <text:p>168915</text:p>
          </table:table-cell>
          <table:table-cell office:value-type="float" office:value="11005" calcext:value-type="float">
            <text:p>11005</text:p>
          </table:table-cell>
          <table:table-cell office:value-type="float" office:value="6.12" calcext:value-type="float">
            <text:p>6.12</text:p>
          </table:table-cell>
        </table:table-row>
        <table:table-row table:style-name="ro1">
          <table:table-cell office:value-type="string" calcext:value-type="string">
            <text:p>29/07/22</text:p>
          </table:table-cell>
          <table:table-cell office:value-type="float" office:value="156248" calcext:value-type="float">
            <text:p>156248</text:p>
          </table:table-cell>
          <table:table-cell office:value-type="float" office:value="10264" calcext:value-type="float">
            <text:p>10264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string" calcext:value-type="string">
            <text:p>30/07/22</text:p>
          </table:table-cell>
          <table:table-cell office:value-type="float" office:value="181151" calcext:value-type="float">
            <text:p>181151</text:p>
          </table:table-cell>
          <table:table-cell office:value-type="float" office:value="10846" calcext:value-type="float">
            <text:p>10846</text:p>
          </table:table-cell>
          <table:table-cell office:value-type="float" office:value="5.65" calcext:value-type="float">
            <text:p>5.65</text:p>
          </table:table-cell>
        </table:table-row>
        <table:table-row table:style-name="ro1">
          <table:table-cell office:value-type="string" calcext:value-type="string">
            <text:p>31/07/22</text:p>
          </table:table-cell>
          <table:table-cell office:value-type="float" office:value="173422" calcext:value-type="float">
            <text:p>173422</text:p>
          </table:table-cell>
          <table:table-cell office:value-type="float" office:value="10435" calcext:value-type="float">
            <text:p>10435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string" calcext:value-type="string">
            <text:p>01/08/22</text:p>
          </table:table-cell>
          <table:table-cell office:value-type="float" office:value="176072" calcext:value-type="float">
            <text:p>176072</text:p>
          </table:table-cell>
          <table:table-cell office:value-type="float" office:value="10197" calcext:value-type="float">
            <text:p>10197</text:p>
          </table:table-cell>
          <table:table-cell office:value-type="float" office:value="5.47" calcext:value-type="float">
            <text:p>5.47</text:p>
          </table:table-cell>
        </table:table-row>
        <table:table-row table:style-name="ro1">
          <table:table-cell office:value-type="string" calcext:value-type="string">
            <text:p>02/08/22</text:p>
          </table:table-cell>
          <table:table-cell office:value-type="float" office:value="177643" calcext:value-type="float">
            <text:p>177643</text:p>
          </table:table-cell>
          <table:table-cell office:value-type="float" office:value="9880" calcext:value-type="float">
            <text:p>9880</text:p>
          </table:table-cell>
          <table:table-cell office:value-type="float" office:value="5.27" calcext:value-type="float">
            <text:p>5.27</text:p>
          </table:table-cell>
        </table:table-row>
        <table:table-row table:style-name="ro1">
          <table:table-cell office:value-type="string" calcext:value-type="string">
            <text:p>03/08/22</text:p>
          </table:table-cell>
          <table:table-cell office:value-type="float" office:value="178821" calcext:value-type="float">
            <text:p>178821</text:p>
          </table:table-cell>
          <table:table-cell office:value-type="float" office:value="10579" calcext:value-type="float">
            <text:p>10579</text:p>
          </table:table-cell>
          <table:table-cell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04/08/22</text:p>
          </table:table-cell>
          <table:table-cell office:value-type="float" office:value="176933" calcext:value-type="float">
            <text:p>176933</text:p>
          </table:table-cell>
          <table:table-cell office:value-type="float" office:value="9866" calcext:value-type="float">
            <text:p>986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string" calcext:value-type="string">
            <text:p>05/08/22</text:p>
          </table:table-cell>
          <table:table-cell office:value-type="float" office:value="157254" calcext:value-type="float">
            <text:p>157254</text:p>
          </table:table-cell>
          <table:table-cell office:value-type="float" office:value="7888" calcext:value-type="float">
            <text:p>7888</text:p>
          </table:table-cell>
          <table:table-cell office:value-type="float" office:value="4.78" calcext:value-type="float">
            <text:p>4.78</text:p>
          </table:table-cell>
        </table:table-row>
        <table:table-row table:style-name="ro1">
          <table:table-cell office:value-type="string" calcext:value-type="string">
            <text:p>06/08/22</text:p>
          </table:table-cell>
          <table:table-cell office:value-type="float" office:value="144604" calcext:value-type="float">
            <text:p>144604</text:p>
          </table:table-cell>
          <table:table-cell office:value-type="float" office:value="3457" calcext:value-type="float">
            <text:p>3457</text:p>
          </table:table-cell>
          <table:table-cell office:value-type="float" office:value="2.33" calcext:value-type="float">
            <text:p>2.33</text:p>
          </table:table-cell>
        </table:table-row>
        <table:table-row table:style-name="ro1">
          <table:table-cell office:value-type="string" calcext:value-type="string">
            <text:p>07/08/22</text:p>
          </table:table-cell>
          <table:table-cell office:value-type="float" office:value="164483" calcext:value-type="float">
            <text:p>164483</text:p>
          </table:table-cell>
          <table:table-cell office:value-type="float" office:value="3038" calcext:value-type="float">
            <text:p>3038</text:p>
          </table:table-cell>
          <table:table-cell office:value-type="float" office:value="1.81" calcext:value-type="float">
            <text:p>1.81</text:p>
          </table:table-cell>
        </table:table-row>
        <table:table-row table:style-name="ro1">
          <table:table-cell office:value-type="string" calcext:value-type="string">
            <text:p>08/08/22</text:p>
          </table:table-cell>
          <table:table-cell office:value-type="float" office:value="168577" calcext:value-type="float">
            <text:p>168577</text:p>
          </table:table-cell>
          <table:table-cell office:value-type="float" office:value="3010" calcext:value-type="float">
            <text:p>3010</text:p>
          </table:table-cell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09/08/22</text:p>
          </table:table-cell>
          <table:table-cell office:value-type="float" office:value="173073" calcext:value-type="float">
            <text:p>173073</text:p>
          </table:table-cell>
          <table:table-cell office:value-type="float" office:value="5753" calcext:value-type="float">
            <text:p>5753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10/08/22</text:p>
          </table:table-cell>
          <table:table-cell office:value-type="float" office:value="171355" calcext:value-type="float">
            <text:p>171355</text:p>
          </table:table-cell>
          <table:table-cell office:value-type="float" office:value="7696" calcext:value-type="float">
            <text:p>7696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string" calcext:value-type="string">
            <text:p>11/08/22</text:p>
          </table:table-cell>
          <table:table-cell office:value-type="float" office:value="171447" calcext:value-type="float">
            <text:p>171447</text:p>
          </table:table-cell>
          <table:table-cell office:value-type="float" office:value="7857" calcext:value-type="float">
            <text:p>7857</text:p>
          </table:table-cell>
          <table:table-cell office:value-type="float" office:value="4.38" calcext:value-type="float">
            <text:p>4.38</text:p>
          </table:table-cell>
        </table:table-row>
      </table:table>
      <table:table table:name="Graphs" table:style-name="ta1">
        <table:shapes>
          <draw:frame draw:z-index="0" draw:style-name="gr1" draw:text-style-name="P1" svg:width="9.776cm" svg:height="10.598cm" svg:x="10.076cm" svg:y="9.375cm">
            <draw:object draw:notify-on-update-of-ranges="Graphs.A2:Graphs.A100 Graphs.D1:Graphs.D1 Graphs.D2:Graphs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892cm" svg:height="9.004cm" svg:x="9.913cm" svg:y="0cm">
            <draw:object draw:notify-on-update-of-ranges="Graphs.A2:Graphs.A100 Graphs.B1:Graphs.B1 Graphs.B2:Graphs.B100 Graphs.C1:Graphs.C1 Graphs.C2:Graphs.C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1018" table:default-cell-style-name="Default"/>
        <table:table-row table:style-name="ro1">
          <table:table-cell table:formula="of:=[$'logged-unwell'.A1]" office:value-type="string" office:string-value="publish date" calcext:value-type="string">
            <text:p>publish date</text:p>
          </table:table-cell>
          <table:table-cell table:style-name="ce5" office:value-type="string" calcext:value-type="string">
            <text:p>reports</text:p>
          </table:table-cell>
          <table:table-cell table:style-name="ce5" office:value-type="string" calcext:value-type="string">
            <text:p>unwell * 10</text:p>
          </table:table-cell>
          <table:table-cell table:style-name="ce8" office:value-type="string" calcext:value-type="string">
            <text:p>%</text:p>
          </table:table-cell>
          <table:table-cell table:style-name="ce8" table:number-columns-repeated="1017"/>
        </table:table-row>
        <table:table-row table:style-name="ro1">
          <table:table-cell table:formula="of:=VALUE([$'logged-unwell'.A2])" office:value-type="date" office:date-value="2022-07-09" calcext:value-type="date">
            <text:p>09/07/22</text:p>
          </table:table-cell>
          <table:table-cell table:style-name="Default" table:formula="of:=[$'logged-unwell'.B2]+[$'logged-unwell'.C2]" office:value-type="float" office:value="226012" calcext:value-type="float">
            <text:p>226012</text:p>
          </table:table-cell>
          <table:table-cell table:style-name="Default" table:formula="of:=[$'logged-unwell'.C2]*10" office:value-type="float" office:value="195260" calcext:value-type="float">
            <text:p>195260</text:p>
          </table:table-cell>
          <table:table-cell table:style-name="ce3" table:formula="of:=[$'logged-unwell'.D2]/100" office:value-type="percentage" office:value="0.0864" calcext:value-type="percentage">
            <text:p>8.64%</text:p>
          </table:table-cell>
          <table:table-cell table:number-columns-repeated="1017"/>
        </table:table-row>
        <table:table-row table:style-name="ro1">
          <table:table-cell table:formula="of:=VALUE([$'logged-unwell'.A3])" office:value-type="date" office:date-value="2022-07-10" calcext:value-type="date">
            <text:p>10/07/22</text:p>
          </table:table-cell>
          <table:table-cell table:style-name="Default" table:formula="of:=[$'logged-unwell'.B3]+[$'logged-unwell'.C3]" office:value-type="float" office:value="199874" calcext:value-type="float">
            <text:p>199874</text:p>
          </table:table-cell>
          <table:table-cell table:style-name="Default" table:formula="of:=[$'logged-unwell'.C3]*10" office:value-type="float" office:value="167710" calcext:value-type="float">
            <text:p>167710</text:p>
          </table:table-cell>
          <table:table-cell table:style-name="ce3" table:formula="of:=[$'logged-unwell'.D3]/100" office:value-type="percentage" office:value="0.0839" calcext:value-type="percentage">
            <text:p>8.39%</text:p>
          </table:table-cell>
          <table:table-cell table:number-columns-repeated="1017"/>
        </table:table-row>
        <table:table-row table:style-name="ro1">
          <table:table-cell table:formula="of:=VALUE([$'logged-unwell'.A4])" office:value-type="date" office:date-value="2022-07-11" calcext:value-type="date">
            <text:p>11/07/22</text:p>
          </table:table-cell>
          <table:table-cell table:style-name="Default" table:formula="of:=[$'logged-unwell'.B4]+[$'logged-unwell'.C4]" office:value-type="float" office:value="197491" calcext:value-type="float">
            <text:p>197491</text:p>
          </table:table-cell>
          <table:table-cell table:style-name="Default" table:formula="of:=[$'logged-unwell'.C4]*10" office:value-type="float" office:value="161070" calcext:value-type="float">
            <text:p>161070</text:p>
          </table:table-cell>
          <table:table-cell table:style-name="ce3" table:formula="of:=[$'logged-unwell'.D4]/100" office:value-type="percentage" office:value="0.0816" calcext:value-type="percentage">
            <text:p>8.16%</text:p>
          </table:table-cell>
          <table:table-cell table:number-columns-repeated="1017"/>
        </table:table-row>
        <table:table-row table:style-name="ro1">
          <table:table-cell table:formula="of:=VALUE([$'logged-unwell'.A5])" office:value-type="date" office:date-value="2022-07-12" calcext:value-type="date">
            <text:p>12/07/22</text:p>
          </table:table-cell>
          <table:table-cell table:style-name="Default" table:formula="of:=[$'logged-unwell'.B5]+[$'logged-unwell'.C5]" office:value-type="float" office:value="202316" calcext:value-type="float">
            <text:p>202316</text:p>
          </table:table-cell>
          <table:table-cell table:style-name="Default" table:formula="of:=[$'logged-unwell'.C5]*10" office:value-type="float" office:value="164690" calcext:value-type="float">
            <text:p>164690</text:p>
          </table:table-cell>
          <table:table-cell table:style-name="ce3" table:formula="of:=[$'logged-unwell'.D5]/100" office:value-type="percentage" office:value="0.0814" calcext:value-type="percentage">
            <text:p>8.14%</text:p>
          </table:table-cell>
          <table:table-cell table:number-columns-repeated="1017"/>
        </table:table-row>
        <table:table-row table:style-name="ro1">
          <table:table-cell table:formula="of:=VALUE([$'logged-unwell'.A6])" office:value-type="date" office:date-value="2022-07-13" calcext:value-type="date">
            <text:p>13/07/22</text:p>
          </table:table-cell>
          <table:table-cell table:style-name="Default" table:formula="of:=[$'logged-unwell'.B6]+[$'logged-unwell'.C6]" office:value-type="float" office:value="200563" calcext:value-type="float">
            <text:p>200563</text:p>
          </table:table-cell>
          <table:table-cell table:style-name="Default" table:formula="of:=[$'logged-unwell'.C6]*10" office:value-type="float" office:value="164240" calcext:value-type="float">
            <text:p>164240</text:p>
          </table:table-cell>
          <table:table-cell table:style-name="ce3" table:formula="of:=[$'logged-unwell'.D6]/100" office:value-type="percentage" office:value="0.0819" calcext:value-type="percentage">
            <text:p>8.19%</text:p>
          </table:table-cell>
          <table:table-cell table:number-columns-repeated="1017"/>
        </table:table-row>
        <table:table-row table:style-name="ro1">
          <table:table-cell table:formula="of:=VALUE([$'logged-unwell'.A7])" office:value-type="date" office:date-value="2022-07-14" calcext:value-type="date">
            <text:p>14/07/22</text:p>
          </table:table-cell>
          <table:table-cell table:style-name="Default" table:formula="of:=[$'logged-unwell'.B7]+[$'logged-unwell'.C7]" office:value-type="float" office:value="197754" calcext:value-type="float">
            <text:p>197754</text:p>
          </table:table-cell>
          <table:table-cell table:style-name="Default" table:formula="of:=[$'logged-unwell'.C7]*10" office:value-type="float" office:value="156850" calcext:value-type="float">
            <text:p>156850</text:p>
          </table:table-cell>
          <table:table-cell table:style-name="ce3" table:formula="of:=[$'logged-unwell'.D7]/100" office:value-type="percentage" office:value="0.0793" calcext:value-type="percentage">
            <text:p>7.93%</text:p>
          </table:table-cell>
          <table:table-cell table:number-columns-repeated="1017"/>
        </table:table-row>
        <table:table-row table:style-name="ro1">
          <table:table-cell table:formula="of:=VALUE([$'logged-unwell'.A8])" office:value-type="date" office:date-value="2022-07-15" calcext:value-type="date">
            <text:p>15/07/22</text:p>
          </table:table-cell>
          <table:table-cell table:style-name="Default" table:formula="of:=[$'logged-unwell'.B8]+[$'logged-unwell'.C8]" office:value-type="float" office:value="197998" calcext:value-type="float">
            <text:p>197998</text:p>
          </table:table-cell>
          <table:table-cell table:style-name="Default" table:formula="of:=[$'logged-unwell'.C8]*10" office:value-type="float" office:value="161870" calcext:value-type="float">
            <text:p>161870</text:p>
          </table:table-cell>
          <table:table-cell table:style-name="ce3" table:formula="of:=[$'logged-unwell'.D8]/100" office:value-type="percentage" office:value="0.0818" calcext:value-type="percentage">
            <text:p>8.18%</text:p>
          </table:table-cell>
          <table:table-cell table:number-columns-repeated="1017"/>
        </table:table-row>
        <table:table-row table:style-name="ro1">
          <table:table-cell table:formula="of:=VALUE([$'logged-unwell'.A9])" office:value-type="date" office:date-value="2022-07-16" calcext:value-type="date">
            <text:p>16/07/22</text:p>
          </table:table-cell>
          <table:table-cell table:style-name="Default" table:formula="of:=[$'logged-unwell'.B9]+[$'logged-unwell'.C9]" office:value-type="float" office:value="207528" calcext:value-type="float">
            <text:p>207528</text:p>
          </table:table-cell>
          <table:table-cell table:style-name="Default" table:formula="of:=[$'logged-unwell'.C9]*10" office:value-type="float" office:value="172140" calcext:value-type="float">
            <text:p>172140</text:p>
          </table:table-cell>
          <table:table-cell table:style-name="ce3" table:formula="of:=[$'logged-unwell'.D9]/100" office:value-type="percentage" office:value="0.0829" calcext:value-type="percentage">
            <text:p>8.29%</text:p>
          </table:table-cell>
          <table:table-cell table:number-columns-repeated="1017"/>
        </table:table-row>
        <table:table-row table:style-name="ro1">
          <table:table-cell table:formula="of:=VALUE([$'logged-unwell'.A10])" office:value-type="date" office:date-value="2022-07-17" calcext:value-type="date">
            <text:p>17/07/22</text:p>
          </table:table-cell>
          <table:table-cell table:style-name="Default" table:formula="of:=[$'logged-unwell'.B10]+[$'logged-unwell'.C10]" office:value-type="float" office:value="188825" calcext:value-type="float">
            <text:p>188825</text:p>
          </table:table-cell>
          <table:table-cell table:style-name="Default" table:formula="of:=[$'logged-unwell'.C10]*10" office:value-type="float" office:value="146050" calcext:value-type="float">
            <text:p>146050</text:p>
          </table:table-cell>
          <table:table-cell table:style-name="ce3" table:formula="of:=[$'logged-unwell'.D10]/100" office:value-type="percentage" office:value="0.0773" calcext:value-type="percentage">
            <text:p>7.73%</text:p>
          </table:table-cell>
          <table:table-cell table:number-columns-repeated="1017"/>
        </table:table-row>
        <table:table-row table:style-name="ro1">
          <table:table-cell table:formula="of:=VALUE([$'logged-unwell'.A11])" office:value-type="date" office:date-value="2022-07-18" calcext:value-type="date">
            <text:p>18/07/22</text:p>
          </table:table-cell>
          <table:table-cell table:style-name="Default" table:formula="of:=[$'logged-unwell'.B11]+[$'logged-unwell'.C11]" office:value-type="float" office:value="192780" calcext:value-type="float">
            <text:p>192780</text:p>
          </table:table-cell>
          <table:table-cell table:style-name="Default" table:formula="of:=[$'logged-unwell'.C11]*10" office:value-type="float" office:value="142890" calcext:value-type="float">
            <text:p>142890</text:p>
          </table:table-cell>
          <table:table-cell table:style-name="ce3" table:formula="of:=[$'logged-unwell'.D11]/100" office:value-type="percentage" office:value="0.0741" calcext:value-type="percentage">
            <text:p>7.41%</text:p>
          </table:table-cell>
          <table:table-cell table:number-columns-repeated="1017"/>
        </table:table-row>
        <table:table-row table:style-name="ro1">
          <table:table-cell table:formula="of:=VALUE([$'logged-unwell'.A12])" office:value-type="date" office:date-value="2022-07-19" calcext:value-type="date">
            <text:p>19/07/22</text:p>
          </table:table-cell>
          <table:table-cell table:style-name="Default" table:formula="of:=[$'logged-unwell'.B12]+[$'logged-unwell'.C12]" office:value-type="float" office:value="199289" calcext:value-type="float">
            <text:p>199289</text:p>
          </table:table-cell>
          <table:table-cell table:style-name="Default" table:formula="of:=[$'logged-unwell'.C12]*10" office:value-type="float" office:value="134750" calcext:value-type="float">
            <text:p>134750</text:p>
          </table:table-cell>
          <table:table-cell table:style-name="ce3" table:formula="of:=[$'logged-unwell'.D12]/100" office:value-type="percentage" office:value="0.0676" calcext:value-type="percentage">
            <text:p>6.76%</text:p>
          </table:table-cell>
          <table:table-cell table:number-columns-repeated="1017"/>
        </table:table-row>
        <table:table-row table:style-name="ro1">
          <table:table-cell table:formula="of:=VALUE([$'logged-unwell'.A13])" office:value-type="date" office:date-value="2022-07-20" calcext:value-type="date">
            <text:p>20/07/22</text:p>
          </table:table-cell>
          <table:table-cell table:style-name="Default" table:formula="of:=[$'logged-unwell'.B13]+[$'logged-unwell'.C13]" office:value-type="float" office:value="199332" calcext:value-type="float">
            <text:p>199332</text:p>
          </table:table-cell>
          <table:table-cell table:style-name="Default" table:formula="of:=[$'logged-unwell'.C13]*10" office:value-type="float" office:value="126830" calcext:value-type="float">
            <text:p>126830</text:p>
          </table:table-cell>
          <table:table-cell table:style-name="ce3" table:formula="of:=[$'logged-unwell'.D13]/100" office:value-type="percentage" office:value="0.0636" calcext:value-type="percentage">
            <text:p>6.36%</text:p>
          </table:table-cell>
          <table:table-cell table:number-columns-repeated="1017"/>
        </table:table-row>
        <table:table-row table:style-name="ro1">
          <table:table-cell table:formula="of:=VALUE([$'logged-unwell'.A14])" office:value-type="date" office:date-value="2022-07-21" calcext:value-type="date">
            <text:p>21/07/22</text:p>
          </table:table-cell>
          <table:table-cell table:style-name="Default" table:formula="of:=[$'logged-unwell'.B14]+[$'logged-unwell'.C14]" office:value-type="float" office:value="193468" calcext:value-type="float">
            <text:p>193468</text:p>
          </table:table-cell>
          <table:table-cell table:style-name="Default" table:formula="of:=[$'logged-unwell'.C14]*10" office:value-type="float" office:value="121990" calcext:value-type="float">
            <text:p>121990</text:p>
          </table:table-cell>
          <table:table-cell table:style-name="ce3" table:formula="of:=[$'logged-unwell'.D14]/100" office:value-type="percentage" office:value="0.0631" calcext:value-type="percentage">
            <text:p>6.31%</text:p>
          </table:table-cell>
          <table:table-cell table:number-columns-repeated="1017"/>
        </table:table-row>
        <table:table-row table:style-name="ro1">
          <table:table-cell table:formula="of:=VALUE([$'logged-unwell'.A15])" office:value-type="date" office:date-value="2022-07-22" calcext:value-type="date">
            <text:p>22/07/22</text:p>
          </table:table-cell>
          <table:table-cell table:style-name="Default" table:formula="of:=[$'logged-unwell'.B15]+[$'logged-unwell'.C15]" office:value-type="float" office:value="194073" calcext:value-type="float">
            <text:p>194073</text:p>
          </table:table-cell>
          <table:table-cell table:style-name="Default" table:formula="of:=[$'logged-unwell'.C15]*10" office:value-type="float" office:value="127890" calcext:value-type="float">
            <text:p>127890</text:p>
          </table:table-cell>
          <table:table-cell table:style-name="ce3" table:formula="of:=[$'logged-unwell'.D15]/100" office:value-type="percentage" office:value="0.0659" calcext:value-type="percentage">
            <text:p>6.59%</text:p>
          </table:table-cell>
          <table:table-cell table:number-columns-repeated="1017"/>
        </table:table-row>
        <table:table-row table:style-name="ro1">
          <table:table-cell table:formula="of:=VALUE([$'logged-unwell'.A16])" office:value-type="date" office:date-value="2022-07-23" calcext:value-type="date">
            <text:p>23/07/22</text:p>
          </table:table-cell>
          <table:table-cell table:style-name="Default" table:formula="of:=[$'logged-unwell'.B16]+[$'logged-unwell'.C16]" office:value-type="float" office:value="199671" calcext:value-type="float">
            <text:p>199671</text:p>
          </table:table-cell>
          <table:table-cell table:style-name="Default" table:formula="of:=[$'logged-unwell'.C16]*10" office:value-type="float" office:value="133640" calcext:value-type="float">
            <text:p>133640</text:p>
          </table:table-cell>
          <table:table-cell table:style-name="ce3" table:formula="of:=[$'logged-unwell'.D16]/100" office:value-type="percentage" office:value="0.0669" calcext:value-type="percentage">
            <text:p>6.69%</text:p>
          </table:table-cell>
          <table:table-cell table:number-columns-repeated="1017"/>
        </table:table-row>
        <table:table-row table:style-name="ro1">
          <table:table-cell table:formula="of:=VALUE([$'logged-unwell'.A17])" office:value-type="date" office:date-value="2022-07-24" calcext:value-type="date">
            <text:p>24/07/22</text:p>
          </table:table-cell>
          <table:table-cell table:style-name="Default" table:formula="of:=[$'logged-unwell'.B17]+[$'logged-unwell'.C17]" office:value-type="float" office:value="185346" calcext:value-type="float">
            <text:p>185346</text:p>
          </table:table-cell>
          <table:table-cell table:style-name="Default" table:formula="of:=[$'logged-unwell'.C17]*10" office:value-type="float" office:value="121040" calcext:value-type="float">
            <text:p>121040</text:p>
          </table:table-cell>
          <table:table-cell table:style-name="ce3" table:formula="of:=[$'logged-unwell'.D17]/100" office:value-type="percentage" office:value="0.0653" calcext:value-type="percentage">
            <text:p>6.53%</text:p>
          </table:table-cell>
          <table:table-cell table:number-columns-repeated="1017"/>
        </table:table-row>
        <table:table-row table:style-name="ro1">
          <table:table-cell table:formula="of:=VALUE([$'logged-unwell'.A18])" office:value-type="date" office:date-value="2022-07-25" calcext:value-type="date">
            <text:p>25/07/22</text:p>
          </table:table-cell>
          <table:table-cell table:style-name="Default" table:formula="of:=[$'logged-unwell'.B18]+[$'logged-unwell'.C18]" office:value-type="float" office:value="189363" calcext:value-type="float">
            <text:p>189363</text:p>
          </table:table-cell>
          <table:table-cell table:style-name="Default" table:formula="of:=[$'logged-unwell'.C18]*10" office:value-type="float" office:value="121060" calcext:value-type="float">
            <text:p>121060</text:p>
          </table:table-cell>
          <table:table-cell table:style-name="ce3" table:formula="of:=[$'logged-unwell'.D18]/100" office:value-type="percentage" office:value="0.0639" calcext:value-type="percentage">
            <text:p>6.39%</text:p>
          </table:table-cell>
          <table:table-cell table:number-columns-repeated="1017"/>
        </table:table-row>
        <table:table-row table:style-name="ro1">
          <table:table-cell table:formula="of:=VALUE([$'logged-unwell'.A19])" office:value-type="date" office:date-value="2022-07-26" calcext:value-type="date">
            <text:p>26/07/22</text:p>
          </table:table-cell>
          <table:table-cell table:style-name="Default" table:formula="of:=[$'logged-unwell'.B19]+[$'logged-unwell'.C19]" office:value-type="float" office:value="194520" calcext:value-type="float">
            <text:p>194520</text:p>
          </table:table-cell>
          <table:table-cell table:style-name="Default" table:formula="of:=[$'logged-unwell'.C19]*10" office:value-type="float" office:value="121450" calcext:value-type="float">
            <text:p>121450</text:p>
          </table:table-cell>
          <table:table-cell table:style-name="ce3" table:formula="of:=[$'logged-unwell'.D19]/100" office:value-type="percentage" office:value="0.0624" calcext:value-type="percentage">
            <text:p>6.24%</text:p>
          </table:table-cell>
          <table:table-cell table:number-columns-repeated="1017"/>
        </table:table-row>
        <table:table-row table:style-name="ro1">
          <table:table-cell table:formula="of:=VALUE([$'logged-unwell'.A20])" office:value-type="date" office:date-value="2022-07-27" calcext:value-type="date">
            <text:p>27/07/22</text:p>
          </table:table-cell>
          <table:table-cell table:style-name="Default" table:formula="of:=[$'logged-unwell'.B20]+[$'logged-unwell'.C20]" office:value-type="float" office:value="199600" calcext:value-type="float">
            <text:p>199600</text:p>
          </table:table-cell>
          <table:table-cell table:style-name="Default" table:formula="of:=[$'logged-unwell'.C20]*10" office:value-type="float" office:value="123840" calcext:value-type="float">
            <text:p>123840</text:p>
          </table:table-cell>
          <table:table-cell table:style-name="ce3" table:formula="of:=[$'logged-unwell'.D20]/100" office:value-type="percentage" office:value="0.062" calcext:value-type="percentage">
            <text:p>6.20%</text:p>
          </table:table-cell>
          <table:table-cell table:number-columns-repeated="1017"/>
        </table:table-row>
        <table:table-row table:style-name="ro1">
          <table:table-cell table:formula="of:=VALUE([$'logged-unwell'.A21])" office:value-type="date" office:date-value="2022-07-28" calcext:value-type="date">
            <text:p>28/07/22</text:p>
          </table:table-cell>
          <table:table-cell table:style-name="Default" table:formula="of:=[$'logged-unwell'.B21]+[$'logged-unwell'.C21]" office:value-type="float" office:value="179920" calcext:value-type="float">
            <text:p>179920</text:p>
          </table:table-cell>
          <table:table-cell table:style-name="Default" table:formula="of:=[$'logged-unwell'.C21]*10" office:value-type="float" office:value="110050" calcext:value-type="float">
            <text:p>110050</text:p>
          </table:table-cell>
          <table:table-cell table:style-name="ce3" table:formula="of:=[$'logged-unwell'.D21]/100" office:value-type="percentage" office:value="0.0612" calcext:value-type="percentage">
            <text:p>6.12%</text:p>
          </table:table-cell>
          <table:table-cell table:number-columns-repeated="1017"/>
        </table:table-row>
        <table:table-row table:style-name="ro1">
          <table:table-cell table:formula="of:=VALUE([$'logged-unwell'.A22])" office:value-type="date" office:date-value="2022-07-29" calcext:value-type="date">
            <text:p>29/07/22</text:p>
          </table:table-cell>
          <table:table-cell table:style-name="Default" table:formula="of:=[$'logged-unwell'.B22]+[$'logged-unwell'.C22]" office:value-type="float" office:value="166512" calcext:value-type="float">
            <text:p>166512</text:p>
          </table:table-cell>
          <table:table-cell table:style-name="Default" table:formula="of:=[$'logged-unwell'.C22]*10" office:value-type="float" office:value="102640" calcext:value-type="float">
            <text:p>102640</text:p>
          </table:table-cell>
          <table:table-cell table:style-name="ce3" table:formula="of:=[$'logged-unwell'.D22]/100" office:value-type="percentage" office:value="0.0616" calcext:value-type="percentage">
            <text:p>6.16%</text:p>
          </table:table-cell>
          <table:table-cell table:number-columns-repeated="1017"/>
        </table:table-row>
        <table:table-row table:style-name="ro1">
          <table:table-cell table:formula="of:=VALUE([$'logged-unwell'.A23])" office:value-type="date" office:date-value="2022-07-30" calcext:value-type="date">
            <text:p>30/07/22</text:p>
          </table:table-cell>
          <table:table-cell table:style-name="Default" table:formula="of:=[$'logged-unwell'.B23]+[$'logged-unwell'.C23]" office:value-type="float" office:value="191997" calcext:value-type="float">
            <text:p>191997</text:p>
          </table:table-cell>
          <table:table-cell table:style-name="Default" table:formula="of:=[$'logged-unwell'.C23]*10" office:value-type="float" office:value="108460" calcext:value-type="float">
            <text:p>108460</text:p>
          </table:table-cell>
          <table:table-cell table:style-name="ce3" table:formula="of:=[$'logged-unwell'.D23]/100" office:value-type="percentage" office:value="0.0565" calcext:value-type="percentage">
            <text:p>5.65%</text:p>
          </table:table-cell>
          <table:table-cell table:number-columns-repeated="1017"/>
        </table:table-row>
        <table:table-row table:style-name="ro1">
          <table:table-cell table:formula="of:=VALUE([$'logged-unwell'.A24])" office:value-type="date" office:date-value="2022-07-31" calcext:value-type="date">
            <text:p>31/07/22</text:p>
          </table:table-cell>
          <table:table-cell table:style-name="Default" table:formula="of:=[$'logged-unwell'.B24]+[$'logged-unwell'.C24]" office:value-type="float" office:value="183857" calcext:value-type="float">
            <text:p>183857</text:p>
          </table:table-cell>
          <table:table-cell table:style-name="Default" table:formula="of:=[$'logged-unwell'.C24]*10" office:value-type="float" office:value="104350" calcext:value-type="float">
            <text:p>104350</text:p>
          </table:table-cell>
          <table:table-cell table:style-name="ce3" table:formula="of:=[$'logged-unwell'.D24]/100" office:value-type="percentage" office:value="0.0568" calcext:value-type="percentage">
            <text:p>5.68%</text:p>
          </table:table-cell>
          <table:table-cell table:number-columns-repeated="1017"/>
        </table:table-row>
        <table:table-row table:style-name="ro1">
          <table:table-cell table:formula="of:=VALUE([$'logged-unwell'.A25])" office:value-type="date" office:date-value="2022-08-01" calcext:value-type="date">
            <text:p>01/08/22</text:p>
          </table:table-cell>
          <table:table-cell table:style-name="Default" table:formula="of:=[$'logged-unwell'.B25]+[$'logged-unwell'.C25]" office:value-type="float" office:value="186269" calcext:value-type="float">
            <text:p>186269</text:p>
          </table:table-cell>
          <table:table-cell table:style-name="Default" table:formula="of:=[$'logged-unwell'.C25]*10" office:value-type="float" office:value="101970" calcext:value-type="float">
            <text:p>101970</text:p>
          </table:table-cell>
          <table:table-cell table:style-name="ce3" table:formula="of:=[$'logged-unwell'.D25]/100" office:value-type="percentage" office:value="0.0547" calcext:value-type="percentage">
            <text:p>5.47%</text:p>
          </table:table-cell>
          <table:table-cell table:number-columns-repeated="1017"/>
        </table:table-row>
        <table:table-row table:style-name="ro1">
          <table:table-cell table:formula="of:=VALUE([$'logged-unwell'.A26])" office:value-type="date" office:date-value="2022-08-02" calcext:value-type="date">
            <text:p>02/08/22</text:p>
          </table:table-cell>
          <table:table-cell table:style-name="Default" table:formula="of:=[$'logged-unwell'.B26]+[$'logged-unwell'.C26]" office:value-type="float" office:value="187523" calcext:value-type="float">
            <text:p>187523</text:p>
          </table:table-cell>
          <table:table-cell table:style-name="Default" table:formula="of:=[$'logged-unwell'.C26]*10" office:value-type="float" office:value="98800" calcext:value-type="float">
            <text:p>98800</text:p>
          </table:table-cell>
          <table:table-cell table:style-name="ce3" table:formula="of:=[$'logged-unwell'.D26]/100" office:value-type="percentage" office:value="0.0527" calcext:value-type="percentage">
            <text:p>5.27%</text:p>
          </table:table-cell>
          <table:table-cell table:number-columns-repeated="1017"/>
        </table:table-row>
        <table:table-row table:style-name="ro1">
          <table:table-cell table:formula="of:=VALUE([$'logged-unwell'.A27])" office:value-type="date" office:date-value="2022-08-03" calcext:value-type="date">
            <text:p>03/08/22</text:p>
          </table:table-cell>
          <table:table-cell table:style-name="Default" table:formula="of:=[$'logged-unwell'.B27]+[$'logged-unwell'.C27]" office:value-type="float" office:value="189400" calcext:value-type="float">
            <text:p>189400</text:p>
          </table:table-cell>
          <table:table-cell table:style-name="Default" table:formula="of:=[$'logged-unwell'.C27]*10" office:value-type="float" office:value="105790" calcext:value-type="float">
            <text:p>105790</text:p>
          </table:table-cell>
          <table:table-cell table:style-name="ce3" table:formula="of:=[$'logged-unwell'.D27]/100" office:value-type="percentage" office:value="0.0559" calcext:value-type="percentage">
            <text:p>5.59%</text:p>
          </table:table-cell>
          <table:table-cell table:number-columns-repeated="1017"/>
        </table:table-row>
        <table:table-row table:style-name="ro1">
          <table:table-cell table:formula="of:=VALUE([$'logged-unwell'.A28])" office:value-type="date" office:date-value="2022-08-04" calcext:value-type="date">
            <text:p>04/08/22</text:p>
          </table:table-cell>
          <table:table-cell table:style-name="Default" table:formula="of:=[$'logged-unwell'.B28]+[$'logged-unwell'.C28]" office:value-type="float" office:value="186799" calcext:value-type="float">
            <text:p>186799</text:p>
          </table:table-cell>
          <table:table-cell table:style-name="Default" table:formula="of:=[$'logged-unwell'.C28]*10" office:value-type="float" office:value="98660" calcext:value-type="float">
            <text:p>98660</text:p>
          </table:table-cell>
          <table:table-cell table:style-name="ce3" table:formula="of:=[$'logged-unwell'.D28]/100" office:value-type="percentage" office:value="0.0528" calcext:value-type="percentage">
            <text:p>5.28%</text:p>
          </table:table-cell>
          <table:table-cell table:number-columns-repeated="1017"/>
        </table:table-row>
        <table:table-row table:style-name="ro1">
          <table:table-cell table:formula="of:=VALUE([$'logged-unwell'.A29])" office:value-type="date" office:date-value="2022-08-05" calcext:value-type="date">
            <text:p>05/08/22</text:p>
          </table:table-cell>
          <table:table-cell table:style-name="Default" table:formula="of:=[$'logged-unwell'.B29]+[$'logged-unwell'.C29]" office:value-type="float" office:value="165142" calcext:value-type="float">
            <text:p>165142</text:p>
          </table:table-cell>
          <table:table-cell table:style-name="Default" table:formula="of:=[$'logged-unwell'.C29]*10" office:value-type="float" office:value="78880" calcext:value-type="float">
            <text:p>78880</text:p>
          </table:table-cell>
          <table:table-cell table:style-name="ce3" table:formula="of:=[$'logged-unwell'.D29]/100" office:value-type="percentage" office:value="0.0478" calcext:value-type="percentage">
            <text:p>4.78%</text:p>
          </table:table-cell>
          <table:table-cell table:number-columns-repeated="1017"/>
        </table:table-row>
        <table:table-row table:style-name="ro1">
          <table:table-cell table:formula="of:=VALUE([$'logged-unwell'.A30])" office:value-type="date" office:date-value="2022-08-06" calcext:value-type="date">
            <text:p>06/08/22</text:p>
          </table:table-cell>
          <table:table-cell table:style-name="Default" table:formula="of:=[$'logged-unwell'.B30]+[$'logged-unwell'.C30]" office:value-type="float" office:value="148061" calcext:value-type="float">
            <text:p>148061</text:p>
          </table:table-cell>
          <table:table-cell table:style-name="Default" table:formula="of:=[$'logged-unwell'.C30]*10" office:value-type="float" office:value="34570" calcext:value-type="float">
            <text:p>34570</text:p>
          </table:table-cell>
          <table:table-cell table:style-name="ce3" table:formula="of:=[$'logged-unwell'.D30]/100" office:value-type="percentage" office:value="0.0233" calcext:value-type="percentage">
            <text:p>2.33%</text:p>
          </table:table-cell>
          <table:table-cell table:number-columns-repeated="1017"/>
        </table:table-row>
        <table:table-row table:style-name="ro1">
          <table:table-cell table:formula="of:=VALUE([$'logged-unwell'.A31])" office:value-type="date" office:date-value="2022-08-07" calcext:value-type="date">
            <text:p>07/08/22</text:p>
          </table:table-cell>
          <table:table-cell table:style-name="Default" table:formula="of:=[$'logged-unwell'.B31]+[$'logged-unwell'.C31]" office:value-type="float" office:value="167521" calcext:value-type="float">
            <text:p>167521</text:p>
          </table:table-cell>
          <table:table-cell table:style-name="Default" table:formula="of:=[$'logged-unwell'.C31]*10" office:value-type="float" office:value="30380" calcext:value-type="float">
            <text:p>30380</text:p>
          </table:table-cell>
          <table:table-cell table:style-name="ce3" table:formula="of:=[$'logged-unwell'.D31]/100" office:value-type="percentage" office:value="0.0181" calcext:value-type="percentage">
            <text:p>1.81%</text:p>
          </table:table-cell>
          <table:table-cell table:number-columns-repeated="1017"/>
        </table:table-row>
        <table:table-row table:style-name="ro1">
          <table:table-cell table:formula="of:=VALUE([$'logged-unwell'.A32])" office:value-type="date" office:date-value="2022-08-08" calcext:value-type="date">
            <text:p>08/08/22</text:p>
          </table:table-cell>
          <table:table-cell table:style-name="Default" table:formula="of:=[$'logged-unwell'.B32]+[$'logged-unwell'.C32]" office:value-type="float" office:value="171587" calcext:value-type="float">
            <text:p>171587</text:p>
          </table:table-cell>
          <table:table-cell table:style-name="Default" table:formula="of:=[$'logged-unwell'.C32]*10" office:value-type="float" office:value="30100" calcext:value-type="float">
            <text:p>30100</text:p>
          </table:table-cell>
          <table:table-cell table:style-name="ce3" table:formula="of:=[$'logged-unwell'.D32]/100" office:value-type="percentage" office:value="0.0175" calcext:value-type="percentage">
            <text:p>1.75%</text:p>
          </table:table-cell>
          <table:table-cell table:number-columns-repeated="1017"/>
        </table:table-row>
        <table:table-row table:style-name="ro1">
          <table:table-cell table:formula="of:=VALUE([$'logged-unwell'.A33])" office:value-type="date" office:date-value="2022-08-09" calcext:value-type="date">
            <text:p>09/08/22</text:p>
          </table:table-cell>
          <table:table-cell table:style-name="Default" table:formula="of:=[$'logged-unwell'.B33]+[$'logged-unwell'.C33]" office:value-type="float" office:value="178826" calcext:value-type="float">
            <text:p>178826</text:p>
          </table:table-cell>
          <table:table-cell table:style-name="Default" table:formula="of:=[$'logged-unwell'.C33]*10" office:value-type="float" office:value="57530" calcext:value-type="float">
            <text:p>57530</text:p>
          </table:table-cell>
          <table:table-cell table:style-name="ce3" table:formula="of:=[$'logged-unwell'.D33]/100" office:value-type="percentage" office:value="0.0322" calcext:value-type="percentage">
            <text:p>3.22%</text:p>
          </table:table-cell>
          <table:table-cell table:number-columns-repeated="1017"/>
        </table:table-row>
        <table:table-row table:style-name="ro1">
          <table:table-cell table:formula="of:=VALUE([$'logged-unwell'.A34])" office:value-type="date" office:date-value="2022-08-10" calcext:value-type="date">
            <text:p>10/08/22</text:p>
          </table:table-cell>
          <table:table-cell table:style-name="Default" table:formula="of:=[$'logged-unwell'.B34]+[$'logged-unwell'.C34]" office:value-type="float" office:value="179051" calcext:value-type="float">
            <text:p>179051</text:p>
          </table:table-cell>
          <table:table-cell table:style-name="Default" table:formula="of:=[$'logged-unwell'.C34]*10" office:value-type="float" office:value="76960" calcext:value-type="float">
            <text:p>76960</text:p>
          </table:table-cell>
          <table:table-cell table:style-name="ce3" table:formula="of:=[$'logged-unwell'.D34]/100" office:value-type="percentage" office:value="0.043" calcext:value-type="percentage">
            <text:p>4.30%</text:p>
          </table:table-cell>
          <table:table-cell table:number-columns-repeated="1017"/>
        </table:table-row>
        <table:table-row table:style-name="ro1">
          <table:table-cell table:formula="of:=VALUE([$'logged-unwell'.A35])" office:value-type="date" office:date-value="2022-08-11" calcext:value-type="date">
            <text:p>11/08/22</text:p>
          </table:table-cell>
          <table:table-cell table:style-name="Default" table:formula="of:=[$'logged-unwell'.B35]+[$'logged-unwell'.C35]" office:value-type="float" office:value="179304" calcext:value-type="float">
            <text:p>179304</text:p>
          </table:table-cell>
          <table:table-cell table:style-name="Default" table:formula="of:=[$'logged-unwell'.C35]*10" office:value-type="float" office:value="78570" calcext:value-type="float">
            <text:p>78570</text:p>
          </table:table-cell>
          <table:table-cell table:style-name="ce3" table:formula="of:=[$'logged-unwell'.D35]/100" office:value-type="percentage" office:value="0.0438" calcext:value-type="percentage">
            <text:p>4.38%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number-columns-repeated="1017"/>
        </table:table-row>
        <table:table-row table:style-name="ro1" table:number-rows-repeated="6">
          <table:table-cell/>
          <table:table-cell table:style-name="ce2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number-columns-repeated="1018"/>
        </table:table-row>
        <table:table-row table:style-name="ro1" table:number-rows-repeated="104853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2" table:target-range-address="Graphs.B36:Graphs.B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1:51:11.434204811</meta:creation-date>
    <dc:date>2022-08-11T15:23:01.733192236</dc:date>
    <meta:editing-duration>PT2H14M30S</meta:editing-duration>
    <meta:editing-cycles>14</meta:editing-cycles>
    <meta:generator>LibreOffice/7.3.4.2$Linux_X86_64 LibreOffice_project/30$Build-2</meta:generator>
    <meta:document-statistic meta:table-count="3" meta:cell-count="28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plus" chart:symbol-width="0.2cm" chart:symbol-height="0.2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93cm" svg:height="9.005cm" xlink:href=".." xlink:type="simple" chart:class="chart:line" chart:style-name="ch1">
        <chart:title svg:x="3.543cm" svg:y="0.316cm" chart:style-name="ch2">
          <text:p>ZOE UK</text:p>
        </chart:title>
        <chart:subtitle svg:x="2.021cm" svg:y="1.275cm" chart:style-name="ch3">
          <text:p>Raw daily symptom reports</text:p>
        </chart:subtitle>
        <chart:legend chart:legend-position="end" svg:x="1.895cm" svg:y="5.82cm" style:legend-expansion="custom" svg:width="2.555cm" svg:height="1.161cm" style:legend-expansion-aspect-ratio="2.20068906115418" chart:style-name="ch4"/>
        <chart:plot-area chart:style-name="ch5" table:cell-range-address="Graphs.A1:Graphs.C100" chart:data-source-has-labels="both" svg:x="0.055cm" svg:y="2.136cm" svg:width="8.393cm" svg:height="6.684cm">
          <chart:coordinate-region svg:x="1.417cm" svg:y="2.335cm" svg:width="6.891cm" svg:height="5.019cm"/>
          <chart:axis chart:dimension="x" chart:name="primary-x" chart:style-name="ch6" chartooo:axis-type="auto">
            <chartooo:date-scale/>
            <chart:categories table:cell-range-address="Graphs.A2:Graphs.A10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Graphs.B2:Graphs.B100" chart:label-cell-address="Graphs.B1:Graphs.B1" chart:class="chart:line">
            <chart:data-point chart:repeated="99"/>
          </chart:series>
          <chart:series chart:style-name="ch10" chart:values-cell-range-address="Graphs.C2:Graphs.C100" chart:label-cell-address="Graphs.C1:Graphs.C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ports</text:p>
                <draw:g>
                  <svg:desc>Graphs.B1:Graphs.B1</svg:desc>
                </draw:g>
              </table:table-cell>
              <table:table-cell office:value-type="string">
                <text:p>unwell * 10</text:p>
                <draw:g>
                  <svg:desc>Graphs.C1:Graphs.C1</svg:desc>
                </draw:g>
              </table:table-cell>
            </table:table-row>
          </table:table-header-rows>
          <table:table-rows>
            <table:table-row>
              <table:table-cell office:value-type="float" office:value="44751">
                <text:p>44751</text:p>
                <draw:g>
                  <svg:desc>Graphs.A2:Graphs.A100</svg:desc>
                </draw:g>
              </table:table-cell>
              <table:table-cell office:value-type="float" office:value="226012">
                <text:p>226012</text:p>
                <draw:g>
                  <svg:desc>Graphs.B2:Graphs.B100</svg:desc>
                </draw:g>
              </table:table-cell>
              <table:table-cell office:value-type="float" office:value="195260">
                <text:p>195260</text:p>
                <draw:g>
                  <svg:desc>Graphs.C2:Graphs.C100</svg:desc>
                </draw:g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199874">
                <text:p>199874</text:p>
              </table:table-cell>
              <table:table-cell office:value-type="float" office:value="167710">
                <text:p>167710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197491">
                <text:p>197491</text:p>
              </table:table-cell>
              <table:table-cell office:value-type="float" office:value="161070">
                <text:p>161070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202316">
                <text:p>202316</text:p>
              </table:table-cell>
              <table:table-cell office:value-type="float" office:value="164690">
                <text:p>164690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200563">
                <text:p>200563</text:p>
              </table:table-cell>
              <table:table-cell office:value-type="float" office:value="164240">
                <text:p>164240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197754">
                <text:p>197754</text:p>
              </table:table-cell>
              <table:table-cell office:value-type="float" office:value="156850">
                <text:p>156850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197998">
                <text:p>197998</text:p>
              </table:table-cell>
              <table:table-cell office:value-type="float" office:value="161870">
                <text:p>161870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207528">
                <text:p>207528</text:p>
              </table:table-cell>
              <table:table-cell office:value-type="float" office:value="172140">
                <text:p>172140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188825">
                <text:p>188825</text:p>
              </table:table-cell>
              <table:table-cell office:value-type="float" office:value="146050">
                <text:p>146050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192780">
                <text:p>192780</text:p>
              </table:table-cell>
              <table:table-cell office:value-type="float" office:value="142890">
                <text:p>142890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199289">
                <text:p>199289</text:p>
              </table:table-cell>
              <table:table-cell office:value-type="float" office:value="134750">
                <text:p>134750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199332">
                <text:p>199332</text:p>
              </table:table-cell>
              <table:table-cell office:value-type="float" office:value="126830">
                <text:p>126830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193468">
                <text:p>193468</text:p>
              </table:table-cell>
              <table:table-cell office:value-type="float" office:value="121990">
                <text:p>121990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194073">
                <text:p>194073</text:p>
              </table:table-cell>
              <table:table-cell office:value-type="float" office:value="127890">
                <text:p>127890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199671">
                <text:p>199671</text:p>
              </table:table-cell>
              <table:table-cell office:value-type="float" office:value="133640">
                <text:p>133640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185346">
                <text:p>185346</text:p>
              </table:table-cell>
              <table:table-cell office:value-type="float" office:value="121040">
                <text:p>121040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189363">
                <text:p>189363</text:p>
              </table:table-cell>
              <table:table-cell office:value-type="float" office:value="121060">
                <text:p>121060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194520">
                <text:p>194520</text:p>
              </table:table-cell>
              <table:table-cell office:value-type="float" office:value="121450">
                <text:p>121450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199600">
                <text:p>199600</text:p>
              </table:table-cell>
              <table:table-cell office:value-type="float" office:value="123840">
                <text:p>123840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179920">
                <text:p>179920</text:p>
              </table:table-cell>
              <table:table-cell office:value-type="float" office:value="110050">
                <text:p>110050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166512">
                <text:p>166512</text:p>
              </table:table-cell>
              <table:table-cell office:value-type="float" office:value="102640">
                <text:p>102640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191997">
                <text:p>191997</text:p>
              </table:table-cell>
              <table:table-cell office:value-type="float" office:value="108460">
                <text:p>108460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183857">
                <text:p>183857</text:p>
              </table:table-cell>
              <table:table-cell office:value-type="float" office:value="104350">
                <text:p>104350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186269">
                <text:p>186269</text:p>
              </table:table-cell>
              <table:table-cell office:value-type="float" office:value="101970">
                <text:p>101970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187523">
                <text:p>187523</text:p>
              </table:table-cell>
              <table:table-cell office:value-type="float" office:value="98800">
                <text:p>98800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189400">
                <text:p>189400</text:p>
              </table:table-cell>
              <table:table-cell office:value-type="float" office:value="105790">
                <text:p>10579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186799">
                <text:p>186799</text:p>
              </table:table-cell>
              <table:table-cell office:value-type="float" office:value="98660">
                <text:p>98660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165142">
                <text:p>165142</text:p>
              </table:table-cell>
              <table:table-cell office:value-type="float" office:value="78880">
                <text:p>78880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148061">
                <text:p>148061</text:p>
              </table:table-cell>
              <table:table-cell office:value-type="float" office:value="34570">
                <text:p>34570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167521">
                <text:p>167521</text:p>
              </table:table-cell>
              <table:table-cell office:value-type="float" office:value="30380">
                <text:p>30380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171587">
                <text:p>171587</text:p>
              </table:table-cell>
              <table:table-cell office:value-type="float" office:value="30100">
                <text:p>30100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178826">
                <text:p>178826</text:p>
              </table:table-cell>
              <table:table-cell office:value-type="float" office:value="57530">
                <text:p>57530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179051">
                <text:p>179051</text:p>
              </table:table-cell>
              <table:table-cell office:value-type="float" office:value="76960">
                <text:p>76960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179304">
                <text:p>179304</text:p>
              </table:table-cell>
              <table:table-cell office:value-type="float" office:value="78570">
                <text:p>7857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BC41A6293732F30.svm"/>
      </style:chart-properties>
    </style:style>
    <style:style style:name="ch5" style:family="chart" style:data-style-name="N37">
      <style:chart-properties chart:display-label="true" chart:tick-marks-minor-inner="false" chart:tick-marks-minor-outer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x" chart:symbol-width="0.2cm" chart:symbol-height="0.2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9.777cm" svg:height="10.599cm" xlink:href=".." xlink:type="simple" chart:class="chart:line" chart:style-name="ch1">
        <chart:title svg:x="3.985cm" svg:y="0.347cm" chart:style-name="ch2">
          <text:p>ZOE UK</text:p>
        </chart:title>
        <chart:subtitle svg:x="1.166cm" svg:y="1.337cm" chart:style-name="ch3">
          <text:p>Raw daily symptom reports - % users who logged feeling unwell</text:p>
        </chart:subtitle>
        <chart:plot-area chart:style-name="ch4" table:cell-range-address="Graphs.A2:Graphs.A100 Graphs.D1:Graphs.D100" chart:data-source-has-labels="both" svg:x="0.195cm" svg:y="2.681cm" svg:width="9.387cm" svg:height="7.707cm">
          <chart:coordinate-region svg:x="1.61cm" svg:y="2.88cm" svg:width="7.972cm" svg:height="6.042cm"/>
          <chart:axis chart:dimension="x" chart:name="primary-x" chart:style-name="ch5" chartooo:axis-type="date">
            <chartooo:date-scale chart:base-time-unit="days" chart:major-interval-value="7" chart:major-interval-unit="days" chart:minor-interval-value="1" chart:minor-interval-unit="days"/>
            <chart:categories table:cell-range-address="Graphs.A2:Graphs.A1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Graphs.D2:Graphs.D100" chart:label-cell-address="Graphs.D1:Graphs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Graphs.D1:Graphs.D1</svg:desc>
                </draw:g>
              </table:table-cell>
            </table:table-row>
          </table:table-header-rows>
          <table:table-rows>
            <table:table-row>
              <table:table-cell office:value-type="float" office:value="44751">
                <text:p>44751</text:p>
                <draw:g>
                  <svg:desc>Graphs.A2:Graphs.A100</svg:desc>
                </draw:g>
              </table:table-cell>
              <table:table-cell office:value-type="float" office:value="0.0864">
                <text:p>0.0864</text:p>
                <draw:g>
                  <svg:desc>Graphs.D2:Graphs.D100</svg:desc>
                </draw:g>
              </table:table-cell>
            </table:table-row>
            <table:table-row>
              <table:table-cell office:value-type="float" office:value="44752">
                <text:p>44752</text:p>
              </table:table-cell>
              <table:table-cell office:value-type="float" office:value="0.0839">
                <text:p>0.0839</text:p>
              </table:table-cell>
            </table:table-row>
            <table:table-row>
              <table:table-cell office:value-type="float" office:value="44753">
                <text:p>44753</text:p>
              </table:table-cell>
              <table:table-cell office:value-type="float" office:value="0.0816">
                <text:p>0.0816</text:p>
              </table:table-cell>
            </table:table-row>
            <table:table-row>
              <table:table-cell office:value-type="float" office:value="44754">
                <text:p>44754</text:p>
              </table:table-cell>
              <table:table-cell office:value-type="float" office:value="0.0814">
                <text:p>0.0814</text:p>
              </table:table-cell>
            </table:table-row>
            <table:table-row>
              <table:table-cell office:value-type="float" office:value="44755">
                <text:p>44755</text:p>
              </table:table-cell>
              <table:table-cell office:value-type="float" office:value="0.0819">
                <text:p>0.0819</text:p>
              </table:table-cell>
            </table:table-row>
            <table:table-row>
              <table:table-cell office:value-type="float" office:value="44756">
                <text:p>44756</text:p>
              </table:table-cell>
              <table:table-cell office:value-type="float" office:value="0.0793">
                <text:p>0.0793</text:p>
              </table:table-cell>
            </table:table-row>
            <table:table-row>
              <table:table-cell office:value-type="float" office:value="44757">
                <text:p>44757</text:p>
              </table:table-cell>
              <table:table-cell office:value-type="float" office:value="0.0818">
                <text:p>0.0818</text:p>
              </table:table-cell>
            </table:table-row>
            <table:table-row>
              <table:table-cell office:value-type="float" office:value="44758">
                <text:p>44758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float" office:value="44759">
                <text:p>44759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float" office:value="44760">
                <text:p>44760</text:p>
              </table:table-cell>
              <table:table-cell office:value-type="float" office:value="0.0741">
                <text:p>0.0741</text:p>
              </table:table-cell>
            </table:table-row>
            <table:table-row>
              <table:table-cell office:value-type="float" office:value="44761">
                <text:p>44761</text:p>
              </table:table-cell>
              <table:table-cell office:value-type="float" office:value="0.0676">
                <text:p>0.0676</text:p>
              </table:table-cell>
            </table:table-row>
            <table:table-row>
              <table:table-cell office:value-type="float" office:value="44762">
                <text:p>44762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.0631">
                <text:p>0.0631</text:p>
              </table:table-cell>
            </table:table-row>
            <table:table-row>
              <table:table-cell office:value-type="float" office:value="44764">
                <text:p>44764</text:p>
              </table:table-cell>
              <table:table-cell office:value-type="float" office:value="0.0659">
                <text:p>0.0659</text:p>
              </table:table-cell>
            </table:table-row>
            <table:table-row>
              <table:table-cell office:value-type="float" office:value="44765">
                <text:p>44765</text:p>
              </table:table-cell>
              <table:table-cell office:value-type="float" office:value="0.0669">
                <text:p>0.0669</text:p>
              </table:table-cell>
            </table:table-row>
            <table:table-row>
              <table:table-cell office:value-type="float" office:value="44766">
                <text:p>44766</text:p>
              </table:table-cell>
              <table:table-cell office:value-type="float" office:value="0.0653">
                <text:p>0.0653</text:p>
              </table:table-cell>
            </table:table-row>
            <table:table-row>
              <table:table-cell office:value-type="float" office:value="44767">
                <text:p>44767</text:p>
              </table:table-cell>
              <table:table-cell office:value-type="float" office:value="0.0639">
                <text:p>0.0639</text:p>
              </table:table-cell>
            </table:table-row>
            <table:table-row>
              <table:table-cell office:value-type="float" office:value="44768">
                <text:p>44768</text:p>
              </table:table-cell>
              <table:table-cell office:value-type="float" office:value="0.0624">
                <text:p>0.0624</text:p>
              </table:table-cell>
            </table:table-row>
            <table:table-row>
              <table:table-cell office:value-type="float" office:value="44769">
                <text:p>4476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.0612">
                <text:p>0.0612</text:p>
              </table:table-cell>
            </table:table-row>
            <table:table-row>
              <table:table-cell office:value-type="float" office:value="44771">
                <text:p>44771</text:p>
              </table:table-cell>
              <table:table-cell office:value-type="float" office:value="0.0616">
                <text:p>0.0616</text:p>
              </table:table-cell>
            </table:table-row>
            <table:table-row>
              <table:table-cell office:value-type="float" office:value="44772">
                <text:p>44772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float" office:value="44773">
                <text:p>44773</text:p>
              </table:table-cell>
              <table:table-cell office:value-type="float" office:value="0.0568">
                <text:p>0.0568</text:p>
              </table:table-cell>
            </table:table-row>
            <table:table-row>
              <table:table-cell office:value-type="float" office:value="44774">
                <text:p>44774</text:p>
              </table:table-cell>
              <table:table-cell office:value-type="float" office:value="0.0547">
                <text:p>0.0547</text:p>
              </table:table-cell>
            </table:table-row>
            <table:table-row>
              <table:table-cell office:value-type="float" office:value="44775">
                <text:p>44775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float" office:value="44776">
                <text:p>44776</text:p>
              </table:table-cell>
              <table:table-cell office:value-type="float" office:value="0.0559">
                <text:p>0.0559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float" office:value="44778">
                <text:p>44778</text:p>
              </table:table-cell>
              <table:table-cell office:value-type="float" office:value="0.0478">
                <text:p>0.0478</text:p>
              </table:table-cell>
            </table:table-row>
            <table:table-row>
              <table:table-cell office:value-type="float" office:value="44779">
                <text:p>44779</text:p>
              </table:table-cell>
              <table:table-cell office:value-type="float" office:value="0.0233">
                <text:p>0.0233</text:p>
              </table:table-cell>
            </table:table-row>
            <table:table-row>
              <table:table-cell office:value-type="float" office:value="44780">
                <text:p>44780</text:p>
              </table:table-cell>
              <table:table-cell office:value-type="float" office:value="0.0181">
                <text:p>0.0181</text:p>
              </table:table-cell>
            </table:table-row>
            <table:table-row>
              <table:table-cell office:value-type="float" office:value="44781">
                <text:p>44781</text:p>
              </table:table-cell>
              <table:table-cell office:value-type="float" office:value="0.0175">
                <text:p>0.0175</text:p>
              </table:table-cell>
            </table:table-row>
            <table:table-row>
              <table:table-cell office:value-type="float" office:value="44782">
                <text:p>44782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float" office:value="44783">
                <text:p>44783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0.0438">
                <text:p>0.0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_20_6" draw:display-name="Gradient 6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draw:stroke-dash draw:name="Long_20_Dot" draw:display-name="Long Dot" draw:style="rect" draw:dots1="1" draw:dots1-length="100%" draw:distance="300%"/>
  </office:styles>
</office:document-styles>
</file>